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ddenInputTagTests.disabled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ddenInputTagTests.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iddenInputTagTests.assertTagClos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ddenInputTagTests.withCustomB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iddenInputTagTests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ddenInput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ddenInputTagTests.disabled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ddenInput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ddenInputTagTests.assertTagOpen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ddenInputTagTests.dynamicTyp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